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4">
      <style:paragraph-properties fo:margin-top="0cm" fo:margin-bottom="0cm"/>
    </style:style>
    <style:style style:name="P20" style:family="paragraph" style:parent-style-name="Text_20_body" style:list-style-name="L5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9">
      <style:paragraph-properties fo:margin-top="0cm" fo:margin-bottom="0cm"/>
    </style:style>
    <style:style style:name="P25" style:family="paragraph" style:parent-style-name="Text_20_body" style:list-style-name="L11">
      <style:paragraph-properties fo:margin-top="0cm" fo:margin-bottom="0cm"/>
    </style:style>
    <style:style style:name="P26" style:family="paragraph" style:parent-style-name="Text_20_body" style:list-style-name="L13">
      <style:paragraph-properties fo:margin-top="0cm" fo:margin-bottom="0cm"/>
    </style:style>
    <style:style style:name="P27" style:family="paragraph" style:parent-style-name="Text_20_body" style:list-style-name="L15">
      <style:paragraph-properties fo:margin-top="0cm" fo:margin-bottom="0cm"/>
    </style:style>
    <style:style style:name="P28" style:family="paragraph" style:parent-style-name="Preformatted_20_Text">
      <style:paragraph-properties style:writing-mode="lr-tb"/>
    </style:style>
    <style:style style:name="P29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Source_20_Text">@Service</text:span></text:p>
      <text:p text:style-name="P28"><text:span text:style-name="Source_20_Text">@RequiredArgsConstructor</text:span></text:p>
      <text:p text:style-name="P28"><text:span text:style-name="Source_20_Text">public class ItemService {</text:span></text:p>
      <text:p text:style-name="P28"/>
      <text:p text:style-name="P28"><text:span text:style-name="Source_20_Text"><text:s text:c="4"/>private final ItemRepository itemRepository;</text:span></text:p>
      <text:p text:style-name="P28"/>
      <text:p text:style-name="P28"><text:span text:style-name="Source_20_Text"><text:s text:c="4"/>public void saveItem(String title, Integer price) {</text:span></text:p>
      <text:p text:style-name="P28"><text:span text:style-name="Source_20_Text"><text:s text:c="8"/>Item item = new Item();</text:span></text:p>
      <text:p text:style-name="P28"><text:span text:style-name="Source_20_Text"><text:s text:c="8"/>item.setTitle(title);</text:span></text:p>
      <text:p text:style-name="P28"><text:span text:style-name="Source_20_Text"><text:s text:c="8"/>item.setPrice(price);</text:span></text:p>
      <text:p text:style-name="P28"><text:span text:style-name="Source_20_Text"><text:s text:c="8"/>itemRepository.save(item);</text:span></text:p>
      <text:p text:style-name="P28"><text:span text:style-name="Source_20_Text"><text:s text:c="4"/>}</text:span></text:p>
      <text:p text:style-name="P29"><text:span text:style-name="Source_20_Text">}</text:span></text:p>
      <text:h text:style-name="Heading_20_4" text:outline-level="4">1. <text:span text:style-name="Source_20_Text">@Service</text:span></text:h>
      <text:list xml:id="list6534347948200246469" text:style-name="L1">
        <text:list-item>
          <text:p text:style-name="P16"><text:span text:style-name="Strong_20_Emphasis">역할</text:span>: <text:span text:style-name="Source_20_Text">@Service</text:span>는 이 클래스가 서비스 레이어(비즈니스 로직을 처리하는 레이어)임을 나타내는 어노테이션입니다. Spring은 이 어노테이션을 사용하여 해당 클래스를 자동으로 빈(bean)으로 등록하고, 애플리케이션 전반에서 사용할 수 있도록 관리합니다.</text:p>
        </text:list-item>
        <text:list-item>
          <text:p text:style-name="P1"><text:span text:style-name="Strong_20_Emphasis">의미</text:span>: 이 클래스는 애플리케이션의 비즈니스 로직을 담당하며, 컨트롤러에서 요청을 받아 데이터베이스에 데이터를 저장하거나 불러오는 등의 작업을 처리합니다.</text:p>
        </text:list-item>
      </text:list>
      <text:h text:style-name="Heading_20_4" text:outline-level="4">2. <text:span text:style-name="Source_20_Text">@RequiredArgsConstructor</text:span></text:h>
      <text:list xml:id="list4390313501513795363" text:style-name="L2">
        <text:list-item>
          <text:p text:style-name="P17"><text:span text:style-name="Strong_20_Emphasis">역할</text:span>: 이 어노테이션은 Lombok 라이브러리에서 제공하는 기능으로, <text:span text:style-name="Source_20_Text">final</text:span> 또는 <text:span text:style-name="Source_20_Text">@NonNull</text:span>이 붙은 모든 필드를 매개변수로 받는 생성자를 자동으로 생성합니다.</text:p>
        </text:list-item>
        <text:list-item>
          <text:p text:style-name="P2"><text:span text:style-name="Strong_20_Emphasis">의미</text:span>: <text:span text:style-name="Source_20_Text">ItemService</text:span> 클래스에서 <text:span text:style-name="Source_20_Text">itemRepository</text:span>는 <text:span text:style-name="Source_20_Text">final</text:span>로 선언되었기 때문에, Lombok이 이를 생성자의 매개변수로 포함하여 초기화하는 생성자를 자동으로 만들어줍니다. 이렇게 하면 <text:span text:style-name="Source_20_Text">ItemService</text:span> 객체가 생성될 때 <text:span text:style-name="Source_20_Text">ItemRepository</text:span>가 반드시 주입되도록 보장할 수 있습니다.</text:p>
        </text:list-item>
      </text:list>
      <text:h text:style-name="Heading_20_4" text:outline-level="4">3. <text:span text:style-name="Source_20_Text">private final ItemRepository itemRepository;</text:span></text:h>
      <text:list xml:id="list7734469542439955699" text:style-name="L3">
        <text:list-item>
          <text:p text:style-name="P18"><text:span text:style-name="Strong_20_Emphasis">역할</text:span>: <text:span text:style-name="Source_20_Text">ItemRepository</text:span>는 데이터베이스와 상호작용하는 역할을 하는 레포지토리입니다. <text:span text:style-name="Source_20_Text">final</text:span>로 선언된 이유는 이 필드가 클래스 생성 시 한 번 초기화된 후에는 변경되지 않도록 하기 위함입니다.</text:p>
        </text:list-item>
        <text:list-item>
          <text:p text:style-name="P3"><text:span text:style-name="Strong_20_Emphasis">의미</text:span>: <text:span text:style-name="Source_20_Text">ItemService</text:span>는 <text:span text:style-name="Source_20_Text">ItemRepository</text:span>를 사용하여 데이터를 저장하거나 조회하는 등의 작업을 수행합니다. <text:span text:style-name="Source_20_Text">itemRepository</text:span>는 Spring의 의존성 주입(DI) 메커니즘을 통해 자동으로 주입됩니다.</text:p>
        </text:list-item>
      </text:list>
      <text:h text:style-name="Heading_20_4" text:outline-level="4">4. <text:span text:style-name="Source_20_Text">public void saveItem(String title, Integer price)</text:span></text:h>
      <text:list xml:id="list6300946532718352328" text:style-name="L4">
        <text:list-item>
          <text:p text:style-name="P19"><text:span text:style-name="Strong_20_Emphasis">역할</text:span>: 이 메서드는 <text:span text:style-name="Source_20_Text">Item</text:span> 객체를 생성하고, 그 객체에 <text:span text:style-name="Source_20_Text">title</text:span>과 <text:span text:style-name="Source_20_Text">price</text:span> 값을 설정한 후, <text:span text:style-name="Source_20_Text">itemRepository</text:span>를 통해 데이터베이스에 저장합니다.</text:p>
        </text:list-item>
        <text:list-item>
          <text:p text:style-name="P4"><text:span text:style-name="Strong_20_Emphasis">의미</text:span>: 이 메서드는 외부에서 호출되어 아이템을 데이터베이스에 저장하는 기능을 수행합니다. 메서드의 매개변수로 아이템의 제목(<text:span text:style-name="Source_20_Text">title</text:span>)과 가격(<text:span text:style-name="Source_20_Text">price</text:span>)을 받아서 <text:span text:style-name="Source_20_Text">Item</text:span> 객체에 설정합니다.</text:p>
        </text:list-item>
      </text:list>
      <text:h text:style-name="Heading_20_4" text:outline-level="4"><text:soft-page-break/>5. <text:span text:style-name="Source_20_Text">Item item = new Item();</text:span></text:h>
      <text:list xml:id="list7143998847454391740" text:style-name="L5">
        <text:list-item>
          <text:p text:style-name="P20"><text:span text:style-name="Strong_20_Emphasis">역할</text:span>: 새로운 <text:span text:style-name="Source_20_Text">Item</text:span> 객체를 생성합니다.</text:p>
        </text:list-item>
        <text:list-item>
          <text:p text:style-name="P5"><text:span text:style-name="Strong_20_Emphasis">의미</text:span>: 데이터베이스에 저장할 객체를 생성하는 부분입니다.</text:p>
        </text:list-item>
      </text:list>
      <text:h text:style-name="Heading_20_4" text:outline-level="4">6. <text:span text:style-name="Source_20_Text">item.setTitle(title);</text:span></text:h>
      <text:list xml:id="list6776891948350870412" text:style-name="L6">
        <text:list-item>
          <text:p text:style-name="P21"><text:span text:style-name="Strong_20_Emphasis">역할</text:span>: 생성된 <text:span text:style-name="Source_20_Text">Item</text:span> 객체의 <text:span text:style-name="Source_20_Text">title</text:span> 속성에 메서드의 매개변수로 전달된 <text:span text:style-name="Source_20_Text">title</text:span> 값을 설정합니다.</text:p>
        </text:list-item>
        <text:list-item>
          <text:p text:style-name="P6"><text:span text:style-name="Strong_20_Emphasis">의미</text:span>: 객체의 상태를 설정하는 부분입니다.</text:p>
        </text:list-item>
      </text:list>
      <text:h text:style-name="Heading_20_4" text:outline-level="4">7. <text:span text:style-name="Source_20_Text">item.setPrice(price);</text:span></text:h>
      <text:list xml:id="list1149857903544174951" text:style-name="L7">
        <text:list-item>
          <text:p text:style-name="P22"><text:span text:style-name="Strong_20_Emphasis">역할</text:span>: <text:span text:style-name="Source_20_Text">Item</text:span> 객체의 <text:span text:style-name="Source_20_Text">price</text:span> 속성에 메서드의 매개변수로 전달된 <text:span text:style-name="Source_20_Text">price</text:span> 값을 설정합니다.</text:p>
        </text:list-item>
        <text:list-item>
          <text:p text:style-name="P7"><text:span text:style-name="Strong_20_Emphasis">의미</text:span>: 마찬가지로 객체의 상태를 설정하는 부분입니다.</text:p>
        </text:list-item>
      </text:list>
      <text:h text:style-name="Heading_20_4" text:outline-level="4">8. <text:span text:style-name="Source_20_Text">itemRepository.save(item);</text:span></text:h>
      <text:list xml:id="list4701901196773124205" text:style-name="L8">
        <text:list-item>
          <text:p text:style-name="P23"><text:span text:style-name="Strong_20_Emphasis">역할</text:span>: <text:span text:style-name="Source_20_Text">itemRepository</text:span>를 사용하여 <text:span text:style-name="Source_20_Text">Item</text:span> 객체를 데이터베이스에 저장합니다.</text:p>
        </text:list-item>
        <text:list-item>
          <text:p text:style-name="P8"><text:span text:style-name="Strong_20_Emphasis">의미</text:span>: 이 단계에서 <text:span text:style-name="Source_20_Text">Item</text:span> 객체는 영속화(persist)되어 데이터베이스에 기록됩니다.</text:p>
        </text:list-item>
      </text:list>
      <text:h text:style-name="Heading_20_3" text:outline-level="3">전체적인 흐름</text:h>
      <text:list xml:id="list720867797814608987" text:style-name="L9">
        <text:list-item>
          <text:p text:style-name="P24">외부에서 <text:span text:style-name="Source_20_Text">saveItem(String title, Integer price)</text:span> 메서드가 호출됩니다.</text:p>
        </text:list-item>
        <text:list-item>
          <text:p text:style-name="P24">새로운 <text:span text:style-name="Source_20_Text">Item</text:span> 객체가 생성됩니다.</text:p>
        </text:list-item>
        <text:list-item>
          <text:p text:style-name="P24">전달된 <text:span text:style-name="Source_20_Text">title</text:span>과 <text:span text:style-name="Source_20_Text">price</text:span> 값을 <text:span text:style-name="Source_20_Text">Item</text:span> 객체에 설정합니다.</text:p>
        </text:list-item>
        <text:list-item>
          <text:p text:style-name="P9">설정된 <text:span text:style-name="Source_20_Text">Item</text:span> 객체를 <text:span text:style-name="Source_20_Text">itemRepository</text:span>를 통해 데이터베이스에 저장합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기존 코드와 새로운 서비스 코드를 비교하면, 코드의 구조와 역할 분담 측면에서 몇 가지 중요한 변화가 있음을 알 수 있습니다. 이런 변경은 일반적으로 코드의 유지 보수성, 확장성, 테스트 가능성을 개선하기 위해 이루어집니다.</text:p>
      <text:h text:style-name="Heading_20_3" text:outline-level="3">1. <text:span text:style-name="Strong_20_Emphasis">책임의 분리 (Separation of Concerns)</text:span></text:h>
      <text:list xml:id="list7989771149590632121" text:style-name="L10">
        <text:list-item>
          <text:p text:style-name="P10"><text:span text:style-name="Strong_20_Emphasis">기존 코드</text:span>: 컨트롤러 메서드인 <text:span text:style-name="Source_20_Text">add</text:span>에서 아이템 생성 및 데이터베이스 저장을 모두 직접 처리합니다. 즉, 비즈니스 로직(아이템 생성 및 저장)과 웹 레이어(HTTP 요청 처리)가 한 메서드에 혼합되어 있습니다.</text:p>
        </text:list-item>
        <text:list-item>
          <text:p text:style-name="P10"><text:span text:style-name="Strong_20_Emphasis">변경된 코드</text:span>: 비즈니스 로직이 <text:span text:style-name="Source_20_Text">ItemService</text:span>라는 별도의 서비스 클래스로 분리되었습니다. 이제 컨트롤러는 오직 웹 요청을 처리하는 역할만 담당하고, 비즈니스 로직은 서비스 계층에서 처리됩니다.</text:p>
        </text:list-item>
      </text:list>
      <text:h text:style-name="Heading_20_4" text:outline-level="4"><text:span text:style-name="Strong_20_Emphasis">이점</text:span>:</text:h>
      <text:list xml:id="list2828653033509875053" text:style-name="L11">
        <text:list-item>
          <text:p text:style-name="P25"><text:span text:style-name="Strong_20_Emphasis">유지 보수성</text:span>: 비즈니스 로직이 분리되면서 코드가 모듈화되고, 각 모듈이 하나의 역할만 담당하게 되어 코드의 유지 보수성이 향상됩니다.</text:p>
        </text:list-item>
        <text:list-item>
          <text:p text:style-name="P25"><text:span text:style-name="Strong_20_Emphasis">재사용성</text:span>: 서비스 클래스에 정의된 로직은 다른 컨트롤러나 서비스에서 쉽게 재사용할 수 있습니다. 이를 통해 중복 코드가 줄어들고, 시스템이 보다 일관성 있게 동작할 수 있습니다.</text:p>
        </text:list-item>
        <text:list-item>
          <text:p text:style-name="P11"><text:span text:style-name="Strong_20_Emphasis">테스트 용이성</text:span>: 비즈니스 로직을 서비스 계층에 두면, 이 로직을 독립적으로 테스트할 수 있습니다. 단위 테스트 작성이 용이해지고, 컨트롤러와 서비스의 테스트를 분리하여 테스트의 정확성과 효율성을 높일 수 있습니다.</text:p>
        </text:list-item>
      </text:list>
      <text:h text:style-name="Heading_20_3" text:outline-level="3">2. <text:span text:style-name="Strong_20_Emphasis">코드의 단순화</text:span></text:h>
      <text:list xml:id="list7360621780373106249" text:style-name="L12">
        <text:list-item>
          <text:p text:style-name="P12"><text:span text:style-name="Strong_20_Emphasis">기존 코드</text:span>: 컨트롤러 메서드가 직접적으로 <text:span text:style-name="Source_20_Text">Item</text:span> 객체를 생성하고, 이를 데이터베이스에 저장합니다.</text:p>
        </text:list-item>
        <text:list-item>
          <text:p text:style-name="P12"><text:span text:style-name="Strong_20_Emphasis">변경된 코드</text:span>: 컨트롤러는 이제 단순히 서비스의 메서드를 호출하여 아이템을 저장합니다. 이로 인해 컨트롤러의 코드가 단순해지고, 메서드의 책임이 명확해졌습니다.</text:p>
        </text:list-item>
      </text:list>
      <text:h text:style-name="Heading_20_4" text:outline-level="4"><text:span text:style-name="Strong_20_Emphasis">이점</text:span>:</text:h>
      <text:list xml:id="list4979522573978577791" text:style-name="L13">
        <text:list-item>
          <text:p text:style-name="P26"><text:span text:style-name="Strong_20_Emphasis">가독성</text:span>: 컨트롤러 메서드가 간결해져서 코드의 가독성이 높아집니다. 즉, 컨트롤러가 수행하는 작업의 목적이 더욱 명확하게 드러납니다.</text:p>
        </text:list-item>
        <text:list-item>
          <text:p text:style-name="P13"><text:span text:style-name="Strong_20_Emphasis">책임 분산</text:span>: 데이터베이스 관련 코드와 비즈니스 로직이 서비스 계층으로 이동하면서, 컨트롤러는 HTTP 요청/응답 처리에 집중할 수 있습니다.</text:p>
        </text:list-item>
      </text:list>
      <text:h text:style-name="Heading_20_3" text:outline-level="3">3. <text:span text:style-name="Strong_20_Emphasis">확장 가능성</text:span></text:h>
      <text:list xml:id="list7523748138702568817" text:style-name="L14">
        <text:list-item>
          <text:p text:style-name="P14"><text:span text:style-name="Strong_20_Emphasis">기존 코드</text:span>: 만약 아이템 저장 과정에 추가적인 로직이 필요하다면, 컨트롤러 메서드가 점점 복잡해질 것입니다.</text:p>
        </text:list-item>
        <text:list-item>
          <text:p text:style-name="P14"><text:span text:style-name="Strong_20_Emphasis">변경된 코드</text:span>: 서비스 계층에 새로운 로직을 추가하거나 수정하기가 용이합니다. 예를 들어, 저장하기 전에 데이터 검증이나 추가적인 처리가 필요하다면, 이러한 로직을 서비스 계층에 추가할 수 있습니다.</text:p>
        </text:list-item>
      </text:list>
      <text:h text:style-name="Heading_20_4" text:outline-level="4"><text:soft-page-break/><text:span text:style-name="Strong_20_Emphasis">이점</text:span>:</text:h>
      <text:list xml:id="list2272082282605938889" text:style-name="L15">
        <text:list-item>
          <text:p text:style-name="P27"><text:span text:style-name="Strong_20_Emphasis">변경의 용이성</text:span>: 비즈니스 로직의 변화가 있을 때, 서비스 계층만 수정하면 되므로 코드 변경이 보다 용이합니다.</text:p>
        </text:list-item>
        <text:list-item>
          <text:p text:style-name="P15"><text:span text:style-name="Strong_20_Emphasis">유연성</text:span>: 서비스 계층에서 다양한 비즈니스 로직을 처리할 수 있으므로, 변화하는 요구 사항에 쉽게 대응할 수 있습니다.</text:p>
        </text:list-item>
      </text:list>
      <text:h text:style-name="Heading_20_3" text:outline-level="3">결론: 왜 바꿨을까?</text:h>
      <text:p text:style-name="Text_20_body">이러한 변경은 코드의 유지 보수성을 높이고, 각 계층의 역할을 명확히 하며, 테스트와 재사용성을 높이기 위해 이루어진 것입니다. 서비스 계층을 도입함으로써 코드의 구조가 더 명확해지고, 시스템이 확장 가능해지며, 로직을 더 쉽게 관리할 수 있게 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1T20:11:37.08</meta:creation-date>
    <dc:date>2024-08-21T21:51:21.12</dc:date>
    <meta:editing-duration>PT1H39M4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62" meta:word-count="2051" meta:character-count="3415"/>
  </office:meta>
</office:document-meta>
</file>